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text-properties fo:language="ru" fo:country="RU"/>
    </style:style>
    <style:style style:name="P38" style:family="paragraph" style:parent-style-name="Text_20_body">
      <style:paragraph-properties fo:text-align="justify" style:justify-single-word="false"/>
      <style:text-properties fo:language="ru" fo:country="RU"/>
    </style:style>
    <style:style style:name="P39"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2"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3"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4"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3"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4" style:family="paragraph" style:parent-style-name="First_20_line_20_indent">
      <style:text-properties officeooo:rsid="0038cae1" officeooo:paragraph-rsid="0038cae1"/>
    </style:style>
    <style:style style:name="P65" style:family="paragraph" style:parent-style-name="First_20_line_20_indent">
      <style:text-properties officeooo:rsid="003a9e10" officeooo:paragraph-rsid="003a9e10"/>
    </style:style>
    <style:style style:name="P66" style:family="paragraph" style:parent-style-name="First_20_line_20_indent">
      <style:text-properties fo:language="ru" fo:country="RU" officeooo:rsid="0038cae1" officeooo:paragraph-rsid="0038cae1"/>
    </style:style>
    <style:style style:name="P67" style:family="paragraph" style:parent-style-name="First_20_line_20_indent">
      <style:text-properties fo:language="ru" fo:country="RU" officeooo:rsid="0038cae1" officeooo:paragraph-rsid="003a9e10"/>
    </style:style>
    <style:style style:name="P68" style:family="paragraph" style:parent-style-name="First_20_line_20_indent">
      <style:text-properties fo:language="ru" fo:country="RU" officeooo:rsid="003a9e10" officeooo:paragraph-rsid="003a9e10"/>
    </style:style>
    <style:style style:name="P69" style:family="paragraph" style:parent-style-name="First_20_line_20_indent">
      <style:text-properties fo:font-size="15pt" fo:language="ru" fo:country="RU" officeooo:rsid="003a9e10" officeooo:paragraph-rsid="003a9e10" style:font-size-asian="15pt" style:font-size-complex="15pt"/>
    </style:style>
    <style:style style:name="P70" style:family="paragraph" style:parent-style-name="First_20_line_20_indent">
      <style:paragraph-properties fo:margin-left="0cm" fo:margin-right="0cm" fo:text-indent="0cm" style:auto-text-indent="false"/>
      <style:text-properties officeooo:rsid="0036b666" officeooo:paragraph-rsid="0036b666"/>
    </style:style>
    <style:style style:name="P71"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5" style:family="paragraph" style:parent-style-name="Heading_20_1">
      <style:paragraph-properties fo:margin-left="0cm" fo:margin-right="0cm" fo:text-align="center" style:justify-single-word="false" fo:text-indent="0.499cm" style:auto-text-indent="false"/>
    </style:style>
    <style:style style:name="P76" style:family="paragraph" style:parent-style-name="Text_20_body" style:list-style-name="L4">
      <style:text-properties fo:language="ru" fo:country="RU"/>
    </style:style>
    <style:style style:name="P77" style:family="paragraph" style:parent-style-name="Text_20_body" style:list-style-name="L5">
      <style:text-properties fo:language="ru" fo:country="RU" officeooo:paragraph-rsid="001adbb3"/>
    </style:style>
    <style:style style:name="P78" style:family="paragraph" style:parent-style-name="Text_20_body" style:list-style-name="L6">
      <style:paragraph-properties fo:text-align="justify" style:justify-single-word="false"/>
      <style:text-properties fo:language="ru" fo:country="RU"/>
    </style:style>
    <style:style style:name="P79" style:family="paragraph" style:parent-style-name="Text_20_body" style:list-style-name="L7">
      <style:paragraph-properties fo:text-align="justify" style:justify-single-word="false"/>
      <style:text-properties fo:language="ru" fo:country="RU"/>
    </style:style>
    <style:style style:name="P80" style:family="paragraph" style:parent-style-name="Text_20_body" style:list-style-name="L8">
      <style:paragraph-properties fo:text-align="justify" style:justify-single-word="false"/>
      <style:text-properties fo:language="ru" fo:country="RU"/>
    </style:style>
    <style:style style:name="P81"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82"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83"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84"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5"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87"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88"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89"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90"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91"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92"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cd6fa" officeooo:paragraph-rsid="006cd6fa"/>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e63df" officeooo:paragraph-rsid="006e63df"/>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693615"/>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0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0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71ce4"/>
    </style:style>
    <style:style style:name="P109" style:family="paragraph" style:parent-style-name="First_20_line_20_indent" style:list-style-name="L14"/>
    <style:style style:name="P110" style:family="paragraph" style:parent-style-name="First_20_line_20_indent" style:list-style-name="L14">
      <style:text-properties officeooo:rsid="0036b666" officeooo:paragraph-rsid="0036b666"/>
    </style:style>
    <style:style style:name="P111" style:family="paragraph" style:parent-style-name="First_20_line_20_indent" style:list-style-name="L14">
      <style:text-properties fo:language="ru" fo:country="RU" officeooo:rsid="0036b666" officeooo:paragraph-rsid="0036b666"/>
    </style:style>
    <style:style style:name="P112" style:family="paragraph" style:parent-style-name="First_20_line_20_indent" style:list-style-name="L15">
      <style:text-properties fo:language="ru" fo:country="RU" officeooo:rsid="0036b666" officeooo:paragraph-rsid="0036b666"/>
    </style:style>
    <style:style style:name="P113"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14" style:family="paragraph" style:parent-style-name="Heading_20_2">
      <style:text-properties fo:language="ru" fo:country="RU"/>
    </style:style>
    <style:style style:name="P115" style:family="paragraph" style:parent-style-name="Heading_20_2">
      <style:text-properties fo:language="ru" fo:country="RU" officeooo:rsid="0042e052"/>
    </style:style>
    <style:style style:name="P116" style:family="paragraph" style:parent-style-name="Heading_20_2">
      <style:paragraph-properties fo:margin-left="0cm" fo:margin-right="0cm" fo:text-indent="0.499cm" style:auto-text-indent="false"/>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72b33"/>
    </style:style>
    <style:style style:name="T36" style:family="text">
      <style:text-properties fo:language="en" fo:country="US"/>
    </style:style>
    <style:style style:name="T37" style:family="text">
      <style:text-properties fo:language="en" fo:country="US" officeooo:rsid="0018edcf"/>
    </style:style>
    <style:style style:name="T38" style:family="text">
      <style:text-properties fo:language="en" fo:country="US" officeooo:rsid="0067e160"/>
    </style:style>
    <style:style style:name="T39" style:family="text">
      <style:text-properties fo:color="#800000"/>
    </style:style>
    <style:style style:name="T40" style:family="text">
      <style:text-properties fo:color="#800000" fo:language="ru" fo:country="RU"/>
    </style:style>
    <style:style style:name="T41" style:family="text">
      <style:text-properties style:use-window-font-color="true"/>
    </style:style>
    <style:style style:name="T42" style:family="text">
      <style:text-properties officeooo:rsid="00167d86"/>
    </style:style>
    <style:style style:name="T43" style:family="text">
      <style:text-properties officeooo:rsid="0018c4f4"/>
    </style:style>
    <style:style style:name="T44" style:family="text">
      <style:text-properties officeooo:rsid="003f3519"/>
    </style:style>
    <style:style style:name="T45" style:family="text">
      <style:text-properties fo:color="#ff3333" fo:language="ru" fo:country="RU"/>
    </style:style>
    <style:style style:name="T46" style:family="text">
      <style:text-properties fo:color="#ff3333" fo:language="ru" fo:country="RU" officeooo:rsid="00772b33"/>
    </style:style>
    <style:style style:name="T47" style:family="text">
      <style:text-properties officeooo:rsid="004c0973"/>
    </style:style>
    <style:style style:name="T48" style:family="text">
      <style:text-properties officeooo:rsid="0050032e"/>
    </style:style>
    <style:style style:name="T49" style:family="text">
      <style:text-properties officeooo:rsid="00512708"/>
    </style:style>
    <style:style style:name="T50" style:family="text">
      <style:text-properties officeooo:rsid="00536eae"/>
    </style:style>
    <style:style style:name="T51" style:family="text">
      <style:text-properties officeooo:rsid="0057537e"/>
    </style:style>
    <style:style style:name="T52" style:family="text">
      <style:text-properties officeooo:rsid="0057b8d6"/>
    </style:style>
    <style:style style:name="T53" style:family="text">
      <style:text-properties officeooo:rsid="0058940c"/>
    </style:style>
    <style:style style:name="T54" style:family="text">
      <style:text-properties officeooo:rsid="005e28af"/>
    </style:style>
    <style:style style:name="T55" style:family="text">
      <style:text-properties officeooo:rsid="00670d81"/>
    </style:style>
    <style:style style:name="T56" style:family="text">
      <style:text-properties officeooo:rsid="006e63df"/>
    </style:style>
    <style:style style:name="T57" style:family="text">
      <style:text-properties officeooo:rsid="00706e09"/>
    </style:style>
    <style:style style:name="T58" style:family="text">
      <style:text-properties officeooo:rsid="00738d4d"/>
    </style:style>
    <style:style style:name="T59" style:family="text">
      <style:text-properties officeooo:rsid="00769cd4"/>
    </style:style>
    <style:style style:name="T60" style:family="text">
      <style:text-properties officeooo:rsid="00772b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Последний фанфик</text:h>
      <text:p text:style-name="P1"/>
      <text:p text:style-name="P16">Оригинал (недоступен, «<text:span text:style-name="T44">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16"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441622121765113252" text:style-name="L1">
        <text:list-item>
          <text:p text:style-name="P8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526008266001520423" text:style-name="L2">
        <text:list-item>
          <text:p text:style-name="P82">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82"><text:soft-page-break/>Ну хорошо. Убедила. В конце-концов, можем поступить так. Вы с Флатти вернётесь обратно а я продолжу поиски здесь.</text:p>
        </text:list-item>
        <text:list-item>
          <text:p text:style-name="P8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82">Вы можете связываться со мной раз в месяц по коридору.</text:p>
        </text:list-item>
        <text:list-item>
          <text:p text:style-name="P82">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82">Ну, не раз в месяц <text:span text:style-name="T3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2358432504323908549" text:style-name="L3">
        <text:list-item>
          <text:p text:style-name="P8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8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83">Конечно оставаться. Кто ещё, кроме нас, может найти её?</text:p>
        </text:list-item>
        <text:list-item>
          <text:p text:style-name="P83">Я думал, ты не сможешь оставить Энджела и всех остальных надолго.</text:p>
        </text:list-item>
        <text:list-item>
          <text:p text:style-name="P8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84">Извини, Флаттершай, забылся.</text:p>
        </text:list-item>
        <text:list-item>
          <text:p text:style-name="P84">Та ладно, я ж не против, – возразила Эпплджек. – Не парься, Флатти. Было б хуже, если б он <text:s/>назвал меня Эпплджек на людях.</text:p>
        </text:list-item>
        <text:list-item>
          <text:p text:style-name="P84">Ты так... – запнулась Флаттершай. – Так быстро забыла свою ферму. И...</text:p>
        </text:list-item>
        <text:list-item>
          <text:p text:style-name="P8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84">Как ты можешь так говорить? – расплакалась Флаттершай.</text:p>
        </text:list-item>
        <text:list-item>
          <text:p text:style-name="P84">Эй, девушки, не ссорьтесь! Мы — одна команда! И надеюсь, останемся ею и в дальнейшем. </text:p>
          <text:p text:style-name="P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84">А если нет? – Эпплджек смотрела мне мне прямо в глаза.</text:p>
          <text:p text:style-name="P84">Я молча пожал плечами. Эпплджек уверенно продолжила.</text:p>
        </text:list-item>
        <text:list-item>
          <text:p text:style-name="P8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84">Спасибо, ЭйДжей.</text:p>
        </text:list-item>
        <text:list-item>
          <text:p text:style-name="P84">Я об Эквестрии беспокоюсь. – ворчливо отозвалась Эпплджек. – Надо разобраться с этой ерундой наконец-то. И я чертовски намерена это сделать.</text:p>
          <text:p text:style-name="P84">Флаттершай пробормотала нечто, показавшееся мне знакомым.</text:p>
        </text:list-item>
        <text:list-item>
          <text:p text:style-name="P84">Флатти, ты что-то сказала? Я не расслышал.</text:p>
        </text:list-item>
        <text:list-item>
          <text:p text:style-name="P84">Намерение Изменяет Реальность.</text:p>
        </text:list-item>
        <text:list-item>
          <text:p text:style-name="P84">Эээ. А где ты слышала эту фразу, если не секрет?</text:p>
        </text:list-item>
        <text:list-item>
          <text:p text:style-name="P8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84">У меня как будто вспыхнула лампочка в мозгу. Кирпичики быстро выстраивались в целостную картину. Я ринулся в прихожую.</text:p>
        </text:list-item>
        <text:list-item>
          <text:p text:style-name="P84">Флатти, ЭйДжей, буду через час. Ждите!</text:p>
        </text:list-item>
      </text:list>
      <text:p text:style-name="P29"/>
      <text:h text:style-name="P114"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6">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6">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15" text:outline-level="2">Дискорд</text:h>
      <text:p text:style-name="Text_20_body"/>
      <text:p text:style-name="P37">Девушки поспешно собирались, пока я растолковывал им задачу.</text:p>
      <text:list xml:id="list8830918995537468473" text:style-name="L4">
        <text:list-item>
          <text:p text:style-name="P7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76">Это тот твой приятель, который разбился с полгода назад? – спросила Эпплджек.</text:p>
        </text:list-item>
      </text:list>
      <text:list xml:id="list5670561082834854163" text:style-name="L5">
        <text:list-item>
          <text:p text:style-name="P77">Да, это он.</text:p>
        </text:list-item>
        <text:list-item>
          <text:p text:style-name="P77">А как мы попадём в его квартиру? Там сейчас кто-то живёт? – Флаттершай прыгала на одной ноге, натягивая кед.</text:p>
        </text:list-item>
        <text:list-item>
          <text:p text:style-name="P7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8">В гараже я обошёл старый верный <text:span text:style-name="T36">Nissan Navara</text:span> и направился к маленькому электрическому <text:span text:style-name="T36">Eva. </text:span>Для того, чтоб не привлекать внимание, самое оно. <text:s/><text:span text:style-name="T36">&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6">&gt;</text:span></text:p>
      <text:p text:style-name="P3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6">&lt;</text:span>Плохо написано!<text:span text:style-name="T36">&gt;</text:span></text:p>
      <text:p text:style-name="P38">Я поднёс брелок пропуска к домофону, но дверь подъезда не открылась. Замигала красная лампочка и зажужжал зуммер.</text:p>
      <text:p text:style-name="P38">Я выругался.</text:p>
      <text:list xml:id="list701486446686444826" text:style-name="L6">
        <text:list-item>
          <text:p text:style-name="P78">Макс, что случилось? У нас проблемы?</text:p>
        </text:list-item>
        <text:list-item>
          <text:p text:style-name="P7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365670200616937227" text:style-name="L7">
        <text:list-item>
          <text:p text:style-name="P79">Так что, будем ломать дверь? – Эпплджек критически осмотрелась, подмечая бабулек на лавочке и зевак во внутреннем скверике.</text:p>
        </text:list-item>
      </text:list>
      <text:list xml:id="list337477829376031730" text:style-name="L8">
        <text:list-item>
          <text:p text:style-name="P80">Нет нужды. Лучше станьте-ка сзади меня так, чтобы заслонить от этих бабулек и от вооон той камеры наблюдения.</text:p>
        </text:list-item>
      </text:list>
      <text:list xml:id="list2336194002889883775" text:style-name="L9">
        <text:list-header>
          <text:p text:style-name="P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42">посторонних</text:span>, будем действовать аккуратнее.</text:p>
        </text:list-header>
      </text:list>
      <text:p text:style-name="P32">Я достал из внутреннего кармана куртки короткий <text:span text:style-name="T42">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3562258093125957835" text:style-name="L10">
        <text:list-item>
          <text:p text:style-name="P87">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43">По моему опыту работы в “аквариуме” я знаю, что, к</text:span>ак правило, за <text:span text:style-name="T43">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3666719875159376166" text:style-name="L11">
        <text:list-item>
          <text:p text:style-name="P91"><text:span text:style-name="T3">Макс, тут окно разбито! </text:span><text:span text:style-name="T37">&lt;</text:span><text:span text:style-name="T3">И верёвка какая-то висит.</text:span><text:span text:style-name="T37">&gt;</text:span><text:span text:style-name="T3"> – крикнула Флаттершай из кухни.</text:span></text:p>
        </text:list-item>
        <text:list-item>
          <text:p text:style-name="P88">Оставь, Флатти, не сейчас! – отмахнулся я.</text:p>
        </text:list-item>
      </text:list>
      <text:p text:style-name="P63">Лампочка питания н<text:span text:style-name="T49">а</text:span> <text:span text:style-name="T49">ноутбуке</text:span> горела, <text:s/>но <text:span text:style-name="T49">подключенный </text:span>монитор оставался тёмным. Я постучал по пробелу, но безрезультатно.</text:p>
      <text:list xml:id="list8844818701500517967" text:style-name="L12">
        <text:list-item>
          <text:p text:style-name="P8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9">Монитор выключен. – <text:s/>раздалось из угла. Кресло с высокой спинкой повернулось, открыв нашим взорам Дискорда. </text:p>
        </text:list-item>
      </text:list>
      <text:p text:style-name="P52"><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1">Он приподнял панамку, дурашливо здороваясь.</text:p>
      <text:list xml:id="list6469845339875100886" text:style-name="L13">
        <text:list-item>
          <text:p text:style-name="P90">Оп-па! – пробормотала Эпплджек. – Нежданчик!</text:p>
        </text:list-item>
      </text:list>
      <text:list xml:id="list1676981136265234680" text:style-name="L14">
        <text:list-item>
          <text:p text:style-name="P92"><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09"><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10"><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11"><text:soft-page-break/>Видишь ли, дорогая Эй-Джей, я с самого начала знал, где находится наша уважаемая принцесса, <text:span text:style-name="T49">а времени в обрез, так что</text:span>...</text:p>
        </text:list-item>
      </text:list>
      <text:p text:style-name="P71">В проёме дверей появилась Флаттершай.</text:p>
      <text:list xml:id="list8189605216254560472" text:style-name="L15">
        <text:list-item>
          <text:p text:style-name="P112">С кем это вы тут разговариваете?</text:p>
          <text:p text:style-name="P113"><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0"><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6">– Жанна, Флатти, хватайте <text:span text:style-name="T49">ноут</text:span> и на выход! Я с ним разберусь! Не теряйте вре...!</text:p>
      <text:p text:style-name="P64"><text:span text:style-name="T1">– Т</text:span><text:span text:style-name="T12">Ы</text:span><text:span text:style-name="T1"> </text:span><text:span text:style-name="T12">ИДИО</text:span><text:span text:style-name="T1">...!!!</text:span></text:p>
      <text:p text:style-name="P67">Дискорд <text:s/>зорал одновременно со мной, прикрываясь от меня руками, когда раздался оглушительный</text:p>
      <text:p text:style-name="P67">...</text:p>
      <text:p text:style-name="P69">БАХ!!!</text:p>
      <text:p text:style-name="P68">…</text:p>
      <text:p text:style-name="P65"><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0">На лице Дискорда появилось удивлённо-мечтательное выражение и он вырубился.</text:p>
      <text:p text:style-name="P40"/>
      <text:h text:style-name="Heading_20_2" text:outline-level="2">Селестия</text:h>
      <text:p text:style-name="P39"/>
      <text:p text:style-name="P53">&gt;\<text:span text:style-name="T1">Привет, Селестия. Это Макс. Как себя чувствуешь?</text:span></text:p>
      <text:p text:style-name="P53">&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4">&gt;\<text:span text:style-name="T1">Я рад, что нашёл тебя, Тия.</text:span></text:p>
      <text:p text:style-name="P54">&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5">&gt;\<text:span text:style-name="T1">Тия, я сейчас подключу микрофон и колонки, и мы сможем общаться более удобно.</text:span></text:p>
      <text:p text:style-name="P42">…</text:p>
      <text:p text:style-name="P42">– Привет опять. Как ты меня слышишь?</text:p>
      <text:p text:style-name="P55"><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6">–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7"><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3">– Кто тут? Макс, кто ещё с тобой?</text:p>
      <text:p text:style-name="P57"><text:span text:style-name="T1">– Со мной Эпплджек и Флаттершай. Мы пришли сюда полгода </text:span>&lt;<text:span text:style-name="T4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8">– <text:span text:style-name="T1">Девочки? Я рада вас слышать. А Твайлайт нет рядом?</text:span></text:p>
      <text:p text:style-name="P59"><text:soft-page-break/><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59"><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59"><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4">– Ноутбук — так называется место, где я нахожусь сейчас? <text:span text:style-name="T49">А к</text:span>то это мычит?</text:p>
      <text:p text:style-name="P44">– Да, <text:span text:style-name="T49">ноут — </text:span>это такая тюрьма, которая... ммм... прекратит своё существование в Эквестрии <text:span text:style-name="T47">достаточно</text:span> быстро. Вместе с тобой. Мычит таки Дискорд. У него во рту кляп.</text:p>
      <text:p text:style-name="P60"><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2"><text:span text:style-name="T18">– </text:span><text:span text:style-name="T27">Мы связали его. </text:span><text:span text:style-name="T1">Он нас предал. И тебя. И Эквестрию. Всех.</text:span></text:p>
      <text:p text:style-name="P61"><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5">Я начал рассказывать о своих догадках, <text:span text:style-name="T50">и</text:span> непонимающее выражение <text:span text:style-name="T48">на лицах девушек </text:span>сменилось <text:span text:style-name="T50">удивлением.</text:span></text:p>
      <text:p text:style-name="P46">– Н<text:span text:style-name="T50">ифигасе!</text:span> – Эпплджек <text:span text:style-name="T52">уставилась на Дискорда</text:span>. – <text:span text:style-name="T50">Никогда бы не догадалась! Он</text:span>, конечно, пиз<text:span text:style-name="T36">#</text:span>обол и распи<text:span text:style-name="T36">#</text:span>дяй, но <text:span text:style-name="T50">чтоб</text:span> предатель... <text:span text:style-name="T50">Я о таком и не думала даже.</text:span></text:p>
      <text:p text:style-name="P47"><text:span text:style-name="T49">– </text:span>А зачем тогда ты <text:span text:style-name="T54">приложила</text:span> его книгой? – непонимающе уставился я на неё.</text:p>
      <text:p text:style-name="P47">– Потому что ты напал на него. Я и подумала — тебе виднее. И помогла.</text:p>
      <text:p text:style-name="P48">Флаттершай <text:span text:style-name="T51">отрицающе мотнула головой.</text:span></text:p>
      <text:p text:style-name="P49"><text:span text:style-name="T51">– </text:span>Не может Дискорд быть предателем. Он мой друг.</text:p>
      <text:p text:style-name="P49">Дискорд благодарственно замычал и закивал головой.</text:p>
      <text:p text:style-name="P50">– Он хотел убить меня!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1">Дискорд завёл глаза на лоб и обречённо завыл.</text:p>
      <text:p text:style-name="P50">– Макс, постой. Дай мне поговорить с ним. <text:span text:style-name="T53">– сказала Селестия. – Не могу поверить, что Дискорд на такое пошёл.</text:span></text:p>
      <text:p text:style-name="P51"><text:span text:style-name="T53">– </text:span>Ну хорошо. Поговори. Послушаем, что он скажет.</text:p>
      <text:p text:style-name="P51">Я красноречиво <text:span text:style-name="T55">покачал</text:span> кулак <text:span text:style-name="T55">перед его носом </text:span>и вытащил кляп.</text:p>
      <text:p text:style-name="P51">...</text:p>
      <text:p text:style-name="P72"><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3"><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38">— </text:span><text:span text:style-name="T29">получишь кляп обратно.</text:span></text:p>
      <text:p text:style-name="P74"><text:span text:style-name="T1">– Это я-то устраиваю цирк??! Да ты НА СЕБЯ ПОСМОТРИ!!! </text:span><text:span text:style-name="T30">На людей кидаешься, ч</text:span><text:span text:style-name="T1">ашками бросаешься, вон, мне нос разбил! Дерёшься...</text:span></text:p>
      <text:p text:style-name="P93">Я угрожающе поднёс тряпку к лицу Дискорда.</text:p>
      <text:p text:style-name="P74"><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94">– Ой-ёй-ёй, как я испугался! – передразнил меня Дискорд. – Ещё одно слово в таком тоне, и никто <text:soft-page-break/>никуда не уйдёт. Ни в какую Эквестрию....</text:p>
      <text:p text:style-name="P94">Дискорд демонстративно закрыл рот и посвистывая уставился в потолок.</text:p>
      <text:p text:style-name="P95">У меня не было идей по-поводу того, как разговорить Дискорда и разговор зашёл в тупик.</text:p>
      <text:p text:style-name="P100"/>
      <text:p text:style-name="P105">На мониторе высветился текст:</text:p>
      <text:p text:style-name="P100">&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01"><text:span text:style-name="T1"/></text:p>
      <text:p text:style-name="P102"><text:span text:style-name="T1">Из колонок послышался лёгкий шорох.</text:span></text:p>
      <text:p text:style-name="P96">– <text:span text:style-name="T57">Дик</text:span>, сейчас не время для ссор. <text:span text:style-name="T56">– голос Селестии был мягким, но настойчивым. – Мы в одной лодке.</text:span></text:p>
      <text:p text:style-name="P97"><text:span text:style-name="T56">– </text:span>Тебе легко говорить! Тебе не разбивали нос и не оскорбляли угрозами!</text:p>
      <text:p text:style-name="P97">– Ты должен понимать, что у Макса были все основания так себя вести. Твоё поведение вызвало подозрения у него, ведь он мало тебя знает. </text:p>
      <text:p text:style-name="P97">К уговорам Селестии присоединилась Флаттершай.</text:p>
      <text:p text:style-name="P97">– Дискорд, миленький, прости его. <text:span text:style-name="T58">Макс хороший. Он просто не знал, что ты тоже хороший...</text:span></text:p>
      <text:p text:style-name="P98">У Дискорда покраснели уши и он засмущался <text:span text:style-name="T59">и заворчал</text:span>.</text:p>
      <text:p text:style-name="P99">– Ну ладно, чего <text:span text:style-name="T59">уж </text:span>там. Успокойтесь... <text:span text:style-name="T59">Разумеется, я скажу... Я не меньше вашего заинтересован в благополучии Эквестрии. Просто у меня есть достоинство, которое я никому не позволю унижать. – тут он яростно зыркнул на меня.</text:span></text:p>
      <text:p text:style-name="P107">– <text:span text:style-name="T1">Короче, дело было так... </text:span><text:span text:style-name="T34">– Дискорд расправил плечи, насколько это бывло возможно с привязанными к к подлокотникам руками, и начал повествование.</text:span></text:p>
      <text:p text:style-name="P107"><text:span text:style-name="T34"/></text:p>
      <text:p text:style-name="P108"><text:span text:style-name="T34">Т</text:span><text:span text:style-name="T1">о, что наш глубокоуважаемый монарх пребывает в электронном заточении, я определил сразу, как только бросил взгляд на серверную в офисе Макса. </text:span></text:p>
      <text:p text:style-name="P103"><text:span text:style-name="T32">…</text:span><text:span text:style-name="T60">&lt;</text:span><text:span text:style-name="T46">повествование</text:span><text:span text:style-name="T60">&gt;</text:span></text:p>
      <text:p text:style-name="P103"><text:span text:style-name="T32"/></text:p>
      <text:p text:style-name="P104"><text:span text:style-name="T32">– </text:span><text:span text:style-name="T1">А почему ты сказал, что никто не уйдёт в Эквестрию? – перебила Эпплджек.</text:span></text:p>
      <text:p text:style-name="P104"><text:span text:style-name="T1">Дискорд уставился на неё долгим взглядом, а потом хлопнул себя по лбу </text:span>&lt;<text:span text:style-name="T1">одна рука к тому времени у него была развязана</text:span>&gt;</text:p>
      <text:p text:style-name="P106">– Аааа, совсем забыл! <text:span text:style-name="T36">&lt;</text:span>У меня уже есть опыт путешествий по мирам<text:span text:style-name="T36">&gt;, </text:span>так вот, времени у нас осталось полчаса или около того.</text:p>
      <text:p text:style-name="P32"/>
      <text:p text:style-name="P31">&lt;<text:span text:style-name="T40">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text:span><text:soft-page-break/><text:span text:style-name="T40">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9">ц</text:span><text:span text:style-name="T40">-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86"/>
      <text:p text:style-name="P31"><text:span text:style-name="T40">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41">&gt;</text:span></text:p>
      <text:p text:style-name="P29"/>
      <text:list xml:id="list183354317157100" text:continue-list="list2358432504323908549" text:style-name="L3">
        <text:list-header>
          <text:p text:style-name="P83"/>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text:soft-page-break/>-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text:soft-page-break/>.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03T18:33:54.102000000</dc:date>
    <meta:editing-duration>P14DT10H54M36S</meta:editing-duration>
    <meta:editing-cycles>96</meta:editing-cycles>
    <meta:generator>LibreOffice/4.1.2.3$Windows_x86 LibreOffice_project/40b2d7fde7e8d2d7bc5a449dc65df4d08a7dd38</meta:generator>
    <meta:document-statistic meta:table-count="0" meta:image-count="0" meta:object-count="0" meta:page-count="61" meta:paragraph-count="484" meta:word-count="35885" meta:character-count="243474" meta:non-whitespace-character-count="207745"/>
  </office:meta>
</office:document-meta>
</file>